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tionsPrinterTest.prints_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vocationsPrinterTest.prints_invocations_and_stubb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vocationsPrinterTest.prints_invocations_and_unused_stubb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vocationsPrinterTest.no_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ocationsPrinterTest.triggerInte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sPrinterTest.triggerStubb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sPrinterTest.prints_stubb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